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f9b" officeooo:paragraph-rsid="00197f9b"/>
    </style:style>
    <style:style style:name="P2" style:family="paragraph" style:parent-style-name="Standard">
      <style:text-properties officeooo:rsid="00197f9b" officeooo:paragraph-rsid="001a423f"/>
    </style:style>
    <style:style style:name="P3" style:family="paragraph" style:parent-style-name="Standard">
      <style:text-properties officeooo:rsid="001a423f" officeooo:paragraph-rsid="001a423f"/>
    </style:style>
    <style:style style:name="T1" style:family="text">
      <style:text-properties officeooo:rsid="001a4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ndo linhas numa tag</text:p>
      <text:p text:style-name="P1">&lt;body&gt;</text:p>
      <text:p text:style-name="P1"><text:tab/>&lt;div class=”container”&gt;</text:p>
      <text:p text:style-name="P1"><text:tab/></text:p>
      <text:p text:style-name="P1"><text:tab/>&lt;input type=”text” id=”txtTask”&gt;</text:p>
      <text:p text:style-name="P1"><text:tab/>&lt;button&gt;Cadastrar tarefa&lt;/button&gt;</text:p>
      <text:p text:style-name="P1"/>
      <text:p text:style-name="P1"><text:tab/>&lt;ul&gt;</text:p>
      <text:p text:style-name="P1"><text:tab/><text:tab/>&lt;li&gt;estudar JavaScript – DOM &lt;/li&gt;</text:p>
      <text:p text:style-name="P1"><text:tab/><text:tab/>&lt;li&gt;estudar eventos em JavaScript&lt;/li&gt;</text:p>
      <text:p text:style-name="P1"><text:tab/><text:tab/>&lt;li&gt;acrescentar mais eventos abaixo&lt;/li&gt;</text:p>
      <text:p text:style-name="P1"><text:tab/>&lt;/ul&gt;</text:p>
      <text:p text:style-name="P1"><text:tab/>&lt;/div&gt;</text:p>
      <text:p text:style-name="P1"/>
      <text:p text:style-name="P1"><text:tab/>&lt;script&gt;</text:p>
      <text:p text:style-name="P1"/>
      <text:p text:style-name="P1">(function(){</text:p>
      <text:p text:style-name="P1"><text:tab/>‘use strict’;</text:p>
      <text:p text:style-name="P1"/>
      <text:p text:style-name="P1">var $ul = document.querySelector(‘ul’);</text:p>
      <text:p text:style-name="P1">var $txtTask = document.querySelector(‘#txtTask’);</text:p>
      <text:p text:style-name="P1">var $btn = document.querySelector(#btn’);</text:p>
      <text:p text:style-name="P1"/>
      <text:p text:style-name="P2">$btn.addEventListener(‘click’, <text:span text:style-name="T1">addTask):</text:span></text:p>
      <text:p text:style-name="P3">$txtTask.addEventListener(‘keyup’, function(e){</text:p>
      <text:p text:style-name="P3"><text:tab/>if(e.keyCode === 13) {</text:p>
      <text:p text:style-name="P3"><text:tab/><text:tab/>addTask();</text:p>
      <text:p text:style-name="P3"><text:tab/>}</text:p>
      <text:p text:style-name="P3">})</text:p>
      <text:p text:style-name="P2"/>
      <text:p text:style-name="P2">function <text:span text:style-name="T1">addTask</text:span>(){</text:p>
      <text:p text:style-name="P1"><text:tab/>var task = ‘&lt;li&gt;’ + $txtTask.value + ‘&lt;li&gt;’;</text:p>
      <text:p text:style-name="P1"><text:tab/>$ul.innerHTML += task;</text:p>
      <text:p text:style-name="P1"/>
      <text:p text:style-name="P1"><text:tab/>$txtTask.value = ‘’;</text:p>
      <text:p text:style-name="P1"><text:tab/>$txtTask.focus();</text:p>
      <text:p text:style-name="P1">})</text:p>
      <text:p text:style-name="P1"/>
      <text:p text:style-name="P1"><text:tab/>&lt;/script&gt;</text:p>
      <text:p text:style-name="P1">&lt;/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0:23.301007340</meta:creation-date>
    <dc:date>2019-07-18T10:24:41.699750375</dc:date>
    <meta:editing-duration>PT14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74" meta:character-count="693" meta:non-whitespace-character-count="625"/>
  </office:meta>
</office:document-meta>
</file>